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Standard">
      <style:text-properties officeooo:paragraph-rsid="000fe486"/>
    </style:style>
    <style:style style:name="P5" style:family="paragraph" style:parent-style-name="Text_20_body">
      <style:paragraph-properties fo:margin-top="0in" fo:margin-bottom="0in" style:contextual-spacing="false"/>
      <style:text-properties officeooo:paragraph-rsid="000ee0f7"/>
    </style:style>
    <style:style style:name="P6" style:family="paragraph" style:parent-style-name="Text_20_body">
      <style:paragraph-properties fo:margin-top="0in" fo:margin-bottom="0in" style:contextual-spacing="false"/>
      <style:text-properties officeooo:rsid="000ee0f7" officeooo:paragraph-rsid="000ee0f7"/>
    </style:style>
    <style:style style:name="P7" style:family="paragraph" style:parent-style-name="Heading_20_3">
      <style:paragraph-properties fo:break-before="page"/>
    </style:style>
    <style:style style:name="P8" style:family="paragraph" style:parent-style-name="Text_20_body">
      <style:paragraph-properties fo:margin-top="0in" fo:margin-bottom="0in" style:contextual-spacing="false"/>
      <style:text-properties officeooo:rsid="0011b6be" officeooo:paragraph-rsid="0011b6be"/>
    </style:style>
    <style:style style:name="P9" style:family="paragraph" style:parent-style-name="Heading_20_3">
      <style:text-properties style:font-name="Adobe Caslon Pro" fo:font-size="12pt" style:font-size-asian="12pt" style:font-size-complex="12pt"/>
    </style:style>
    <style:style style:name="P10" style:family="paragraph" style:parent-style-name="Standard">
      <style:text-properties style:font-name="Adobe Caslon Pro" fo:font-size="12pt" style:font-size-asian="12pt" style:font-size-complex="12pt"/>
    </style:style>
    <style:style style:name="P11" style:family="paragraph" style:parent-style-name="Text_20_body">
      <style:paragraph-properties fo:margin-top="0in" fo:margin-bottom="0in" style:contextual-spacing="false"/>
      <style:text-properties style:font-name="Adobe Caslon Pro" fo:font-size="12pt" style:font-size-asian="12pt" style:font-size-complex="12pt"/>
    </style:style>
    <style:style style:name="P12" style:family="paragraph" style:parent-style-name="Text_20_body">
      <style:paragraph-properties fo:margin-top="0in" fo:margin-bottom="0in" style:contextual-spacing="false"/>
      <style:text-properties style:font-name="Adobe Caslon Pro" fo:font-size="12pt" officeooo:rsid="0011b6be" officeooo:paragraph-rsid="0011b6be" style:font-size-asian="12pt" style:font-size-complex="12pt"/>
    </style:style>
    <style:style style:name="P13" style:family="paragraph" style:parent-style-name="Standard">
      <style:paragraph-properties fo:margin-left="0in" fo:margin-right="0in" fo:margin-top="0in" fo:margin-bottom="0in" style:contextual-spacing="false" fo:text-indent="0in" style:auto-text-indent="false"/>
      <style:text-properties style:text-line-through-style="none" style:text-line-through-type="none" style:font-name="Adobe Caslon Pro" fo:font-size="12pt" style:text-underline-style="none" fo:font-weight="normal" style:text-blinking="false" style:font-size-asian="12pt" style:font-size-complex="12pt" loext:padding="0in" loext:border="none"/>
    </style:style>
    <style:style style:name="P14" style:family="paragraph" style:parent-style-name="Standard">
      <style:paragraph-properties fo:margin-left="0in" fo:margin-right="0in" fo:margin-top="0.1252in" fo:margin-bottom="0.1665in" style:contextual-spacing="false" fo:text-indent="0in" style:auto-text-indent="false"/>
      <style:text-properties style:text-line-through-style="none" style:text-line-through-type="none" style:font-name="Adobe Caslon Pro" fo:font-size="12pt" style:text-underline-style="none" fo:font-weight="normal" style:text-blinking="false" style:font-size-asian="12pt" style:font-size-complex="12pt" loext:padding="0in" loext:border="none"/>
    </style:style>
    <style:style style:name="P15" style:family="paragraph" style:parent-style-name="Text_20_body">
      <style:paragraph-properties fo:margin-left="0in" fo:margin-right="0in" fo:margin-top="0.1252in" fo:margin-bottom="0.1665in" style:contextual-spacing="false" fo:text-indent="0in" style:auto-text-indent="false" style:writing-mode="lr-tb"/>
      <style:text-properties style:text-line-through-style="none" style:text-line-through-type="none" style:font-name="Adobe Caslon Pro" fo:font-size="12pt" style:text-underline-style="none" fo:font-weight="normal" style:text-blinking="false" style:font-size-asian="12pt" style:font-size-complex="12pt" loext:padding="0in" loext:border="none"/>
    </style:style>
    <style:style style:name="P16" style:family="paragraph" style:parent-style-name="Standard">
      <style:paragraph-properties fo:margin-left="0in" fo:margin-right="0in" fo:margin-top="0.25in" fo:margin-bottom="0.1252in" style:contextual-spacing="false" fo:text-indent="0in" style:auto-text-indent="false"/>
      <style:text-properties style:text-line-through-style="none" style:text-line-through-type="none" style:font-name="Adobe Caslon Pro" fo:font-size="12pt" style:text-underline-style="none" fo:font-weight="bold" style:text-blinking="false" style:font-size-asian="12pt" style:font-size-complex="12pt" loext:padding="0in" loext:border="none"/>
    </style:style>
    <style:style style:name="P17" style:family="paragraph" style:parent-style-name="Text_20_body">
      <style:paragraph-properties fo:margin-left="0in" fo:margin-right="0in" fo:margin-top="0.25in" fo:margin-bottom="0.1252in" style:contextual-spacing="false" fo:text-indent="0in" style:auto-text-indent="false"/>
      <style:text-properties style:text-line-through-style="none" style:text-line-through-type="none" style:font-name="Adobe Caslon Pro" fo:font-size="12pt" style:text-underline-style="none" fo:font-weight="bold" style:text-blinking="false" style:font-size-asian="12pt" style:font-size-complex="12pt" loext:padding="0in" loext:border="none"/>
    </style:style>
    <style:style style:name="P18" style:family="paragraph" style:parent-style-name="Standard">
      <style:paragraph-properties style:writing-mode="lr-tb"/>
      <style:text-properties officeooo:paragraph-rsid="0014eca0"/>
    </style:style>
    <style:style style:name="P19" style:family="paragraph" style:parent-style-name="Text_20_body">
      <style:paragraph-properties fo:margin-top="0in" fo:margin-bottom="0in" style:contextual-spacing="false"/>
      <style:text-properties officeooo:paragraph-rsid="0014eca0"/>
    </style:style>
    <style:style style:name="P20" style:family="paragraph" style:parent-style-name="Text_20_body">
      <style:paragraph-properties fo:margin-top="0in" fo:margin-bottom="0in" style:contextual-spacing="false"/>
      <style:text-properties officeooo:paragraph-rsid="00137f5a"/>
    </style:style>
    <style:style style:name="P21" style:family="paragraph" style:parent-style-name="Text_20_body">
      <style:paragraph-properties fo:margin-top="0in" fo:margin-bottom="0in" style:contextual-spacing="false"/>
      <style:text-properties officeooo:rsid="0014eca0" officeooo:paragraph-rsid="0014eca0"/>
    </style:style>
    <style:style style:name="P22" style:family="paragraph" style:parent-style-name="Heading_20_2">
      <style:text-properties style:font-name="Adobe Caslon Pro" fo:font-size="12pt" style:font-size-asian="12pt" style:font-size-complex="12pt"/>
    </style:style>
    <style:style style:name="P23" style:family="paragraph" style:parent-style-name="Standard">
      <style:text-properties officeooo:paragraph-rsid="0015f765"/>
    </style:style>
    <style:style style:name="P24"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25"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26" style:family="paragraph" style:parent-style-name="Text_20_body" style:list-style-name="L3"/>
    <style:style style:name="P27" style:family="paragraph" style:parent-style-name="Text_20_body" style:list-style-name="L3">
      <style:paragraph-properties fo:margin-top="0in" fo:margin-bottom="0in" style:contextual-spacing="false"/>
    </style:style>
    <style:style style:name="P28" style:family="paragraph" style:parent-style-name="Text_20_body" style:list-style-name="L4"/>
    <style:style style:name="P29" style:family="paragraph" style:parent-style-name="Text_20_body" style:list-style-name="L4">
      <style:paragraph-properties fo:margin-top="0in" fo:margin-bottom="0in" style:contextual-spacing="false"/>
    </style:style>
    <style:style style:name="T1" style:family="text">
      <style:text-properties officeooo:rsid="00097e28"/>
    </style:style>
    <style:style style:name="T2" style:family="text">
      <style:text-properties fo:font-weight="bold" style:font-weight-asian="bold" style:font-weight-complex="bold"/>
    </style:style>
    <style:style style:name="T3" style:family="text">
      <style:text-properties fo:font-weight="bold" officeooo:rsid="000ee0f7" style:font-weight-asian="bold" style:font-weight-complex="bold"/>
    </style:style>
    <style:style style:name="T4" style:family="text">
      <style:text-properties officeooo:rsid="000d570e"/>
    </style:style>
    <style:style style:name="T5" style:family="text">
      <style:text-properties officeooo:rsid="000ee0f7"/>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text-line-through-style="none" style:text-line-through-type="none" style:font-name="Adobe Caslon Pro" fo:font-size="12pt" style:text-underline-style="none" fo:font-weight="bold" style:text-blinking="false" style:font-size-asian="12pt" style:font-size-complex="12pt" loext:padding="0in" loext:border="none"/>
    </style:style>
    <style:style style:name="T9" style:family="text">
      <style:text-properties style:text-line-through-style="none" style:text-line-through-type="none" style:font-name="Adobe Caslon Pro" fo:font-size="12pt" style:text-underline-style="none" fo:font-weight="normal" style:text-blinking="false" style:font-size-asian="12pt" style:font-size-complex="12pt" loext:padding="0in" loext:border="none"/>
    </style:style>
    <style:style style:name="T10" style:family="text">
      <style:text-properties style:text-line-through-style="none" style:text-line-through-type="none" style:font-name="Adobe Caslon Pro" fo:font-size="12pt" fo:font-style="italic" style:text-underline-style="none" fo:font-weight="normal" style:text-blinking="false" style:font-size-asian="12pt" style:font-style-asian="italic" style:font-size-complex="12pt" style:font-style-complex="italic" loext:padding="0in" loext:border="none"/>
    </style:style>
    <style:style style:name="T11" style:family="text">
      <style:text-properties style:font-name="Adobe Caslon Pro" fo:font-size="12pt" style:font-size-asian="12pt" style:font-size-complex="12pt"/>
    </style:style>
    <style:style style:name="T12" style:family="text">
      <style:text-properties style:font-name="Adobe Caslon Pro" fo:font-size="12pt" officeooo:rsid="00097e28" style:font-size-asian="12pt" style:font-size-complex="12pt"/>
    </style:style>
    <style:style style:name="T13" style:family="text">
      <style:text-properties style:font-name="Adobe Caslon Pro" fo:font-size="12pt" officeooo:rsid="00135c33" style:font-size-asian="12pt" style:font-size-complex="12pt"/>
    </style:style>
    <style:style style:name="T14" style:family="text">
      <style:text-properties style:font-name="Adobe Caslon Pro" fo:font-size="12pt" officeooo:rsid="000a922a" style:font-size-asian="12pt" style:font-size-complex="12pt"/>
    </style:style>
    <style:style style:name="T15" style:family="text">
      <style:text-properties style:font-name="Adobe Caslon Pro" fo:font-size="12pt" officeooo:rsid="0014eca0" style:font-size-asian="12pt" style:font-size-complex="12pt"/>
    </style:style>
    <style:style style:name="T16" style:family="text">
      <style:text-properties style:font-name="Adobe Caslon Pro" fo:font-size="12pt" officeooo:rsid="0015f765" style:font-size-asian="12pt" style:font-size-complex="12pt"/>
    </style:style>
    <style:style style:name="T17" style:family="text">
      <style:text-properties style:font-name="Adobe Caslon Pro" fo:font-size="12pt" style:text-underline-style="solid" style:text-underline-width="auto" style:text-underline-color="font-color" style:font-size-asian="12pt" style:font-size-complex="12pt"/>
    </style:style>
    <style:style style:name="T18" style:family="text">
      <style:text-properties style:font-name="Adobe Caslon Pro" fo:font-size="12pt" fo:font-weight="bold" style:font-size-asian="12pt" style:font-weight-asian="bold" style:font-size-complex="12pt" style:font-weight-complex="bold"/>
    </style:style>
    <style:style style:name="T19" style:family="text">
      <style:text-properties officeooo:rsid="00137f5a"/>
    </style:style>
    <style:style style:name="T20" style:family="text">
      <style:text-properties officeooo:rsid="0014eca0"/>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Strong_20_Emphasis"><text:span text:style-name="T16">Tell me something about yourself </text:span></text:span></text:p>
      <text:p text:style-name="Standard"><text:span text:style-name="Strong_20_Emphasis"><text:span text:style-name="T11"/></text:span></text:p>
      <text:p text:style-name="Standard"><text:span text:style-name="Strong_20_Emphasis"><text:span text:style-name="T11">Love bombing</text:span></text:span><text:span text:style-name="T11"> is the strategic deployment of overwhelming affection, attention, and validation to secure emotional dependence. In narcissistic dynamics, it is not genuine intimacy but a </text:span><text:span text:style-name="Strong_20_Emphasis"><text:span text:style-name="T11">calibration tool</text:span></text:span><text:span text:style-name="T11">—a way to map your vulnerabilities </text:span><text:span text:style-name="T12">and boundaries</text:span><text:span text:style-name="T11">, establish </text:span><text:span text:style-name="T12">emotional </text:span><text:span text:style-name="T11">deb, and create a benchmark against which all future withdrawal of affection will be measured, </text:span><text:span text:style-name="T12">and against which the pain will ensue</text:span><text:span text:style-name="T11">. The </text:span><text:span text:style-name="T17">target </text:span><text:span text:style-name="T11">learns: </text:span><text:span text:style-name="Emphasis"><text:span text:style-name="T11">This level of warmth </text:span></text:span><text:span text:style-name="Emphasis"><text:span text:style-name="T13">and connection </text:span></text:span><text:span text:style-name="Emphasis"><text:span text:style-name="T11">is possible, but only when I am compliant.</text:span></text:span></text:p>
      <text:p text:style-name="P10"/>
      <text:p text:style-name="P18"><text:span text:style-name="T11">Think of it as a glitter bomb: a device that detonates in a shower of sparkles, tiny hearts, and gold foil. For a moment, the entire sky is celebration. You reach out to catch the pieces, and they stick to your skin. </text:span><text:span text:style-name="T15">You are showered </text:span>in confetti made of handwritten notes, future plans, and whispered secrets. Little paper hearts stick to the skin. Gold dust fills the lungs so thickly that breathing feels like swallowing honey. The target stands in the center, laughing, dazzled, reaching up.</text:p>
      <text:p text:style-name="P18"><text:span text:style-name="T11"/></text:p>
      <text:p text:style-name="P18"><text:span text:style-name="T11">Only later do you realize the sparkles were glued, the hearts were weighted, and the explosion was designed to blind you while the cage was being built. </text:span>Every sparkle that landed is a tracking beacon for later: <text:span text:style-name="Emphasis">I gave you this. I made you feel this. You owe me </text:span><text:span text:style-name="Emphasis"><text:span text:style-name="T20">your time, your emotions, your life </text:span></text:span><text:span text:style-name="Emphasis">to keep the sky from going dark.</text:span></text:p>
      <text:p text:style-name="P19"/>
      <text:p text:style-name="P19"><text:span text:style-name="T20">W</text:span>en the narcissist eventually dims the lights, the target is left standing in a pile of cold, wet glitter, still blinking, wondering why the world has gone gray—and believing it must be their own fault for not being dazzling enough to deserve the explosion.</text:p>
      <text:p text:style-name="P19"/>
      <text:p text:style-name="P21">[this is me. Always wanting to please, always putting up, always trying to save, always overlooking her hostilities, when she was mean to Stephen or my mom, or my brother and his wife. Lost contact with my brother because of what mom did]</text:p>
      <text:p text:style-name="P10"/>
      <text:h text:style-name="P9" text:outline-level="3">a) The Golden Child</text:h>
      <text:p text:style-name="P3"><text:span text:style-name="T11">In a narcissistic family system, the golden child is love-bombed not as a person but as an </text:span><text:span text:style-name="Strong_20_Emphasis"><text:span text:style-name="T11">extension</text:span></text:span><text:span text:style-name="T11">—a mirror that must reflect the parent's idealized self. The affection is conditional on performance, loyalty, and the suppression of any identity that might eclipse or embarrass the parent.</text:span></text:p>
      <text:p text:style-name="P3"><text:span text:style-name="Strong_20_Emphasis"><text:span text:style-name="T11">Concrete examples:</text:span></text:span></text:p>
      <text:p text:style-name="Text_20_body"><text:span text:style-name="Emphasis"><text:span text:style-name="T11">Verbal communication:</text:span></text:span></text:p>
      <text:p text:style-name="Quotations"><text:span text:style-name="T11">"You are the only one in this family who understands me. Your sibling is... difficult </text:span><text:span text:style-name="T12">(not blood as mom said</text:span><text:span text:style-name="T11">. But you? You have my strength. My brilliance. We are the same, you and I. I don't know what I would do without my perfect child."</text:span><text:span text:style-name="Emphasis"><text:span text:style-name="T11">:</text:span></text:span></text:p>
      <text:p text:style-name="Quotations"><text:span text:style-name="T11">"I was looking at your childhood photos today and weeping with pride. Every teacher, every coach, every neighbor has always said the same thing: there is something </text:span><text:span text:style-name="Emphasis"><text:span text:style-name="T11">special</text:span></text:span><text:span text:style-name="T11"> about you. I made that. I saw it before anyone else. Never forget who believed in you first."</text:span></text:p>
      <text:p text:style-name="P20"><text:span text:style-name="Strong_20_Emphasis"><text:span text:style-name="T11">What is happening:</text:span></text:span><text:span text:style-name="T11"> The child is being recruited as a co-conspirator against the rest of the family. </text:span><text:span text:style-name="T14">The “leash” is the love and attention given to the child, something all children need and crave, but </text:span><text:soft-page-break/><text:span text:style-name="T14">here weaponized. </text:span><text:span text:style-name="T11">The "</text:span><text:span text:style-name="T14">lock</text:span><text:span text:style-name="T11">" is the implicit threat that this shower of specialness can be revoked and at any moment. The golden child learns that love is a currency they must work to keep from devaluing. </text:span><text:span text:style-name="T13">The golden child learns to crave the currency.</text:span></text:p>
      <text:p text:style-name="P20"><text:span text:style-name="T13"/></text:p>
      <text:p text:style-name="P20"><text:span text:style-name="T11">For the golden child, the chemical dependency feels like a low-grade fever of vigilance that masquerades as warmth: their nervous system learns to spike with dopamine whenever </text:span><text:span text:style-name="T13">they experience brief connection, whenever </text:span><text:span text:style-name="T11">a parent’s eyes light up at their achievements, and to flatline into cortisol when </text:span><text:span text:style-name="T13">disconnection occurs or the </text:span><text:span text:style-name="T11">gaze drifts toward a sibling. </text:span><text:span text:style-name="T18">Normal affection from others</text:span><text:span text:style-name="T11">, steady, unremarkable, unconditional, registers as bland and suspect, while the parent’s intermittent explosions of praise feel like oxygen itself, leaving the child perpetually half-starved, scanning the room for cues that they are still the chosen one, still dazzling enough to keep </text:span><text:span text:style-name="T13">the sparkles falling and the sky from going dark.</text:span></text:p>
      <text:p text:style-name="P11"/>
      <text:h text:style-name="P22" text:outline-level="2">Other Dynamics</text:h>
      <text:p text:style-name="P12"/>
      <text:p text:style-name="P8"><text:span text:style-name="Strong_20_Emphasis"><text:span text:style-name="T8">Parentification and Emotional Incest:</text:span></text:span><text:span text:style-name="T11"> The narcissist often uses the golden child for emotional support and validation, sometimes treating them as a confidant or protector rather than a child, violating appropriate parent-child boundaries.</text:span></text:p>
      <text:p text:style-name="P12"/>
      <text:p text:style-name="P8"><text:span text:style-name="Strong_20_Emphasis"><text:span text:style-name="T8">Triangulation and Sibling Rivalry:</text:span></text:span><text:span text:style-name="T11"> Narcissistic parents play children against each other, setting up a "golden child vs. scapegoat" dynamic to maintain power. The golden child is often encouraged to join in the devaluation of the sibling. (sleeping privs)</text:span></text:p>
      <text:p text:style-name="P12"/>
      <text:p text:style-name="P13">The golden child is highly susceptible to carrying these toxic patterns into adulthood, often manifesting in one of two distinct ways depending on whether they internalized or resisted the narcissistic conditioning.</text:p>
      <text:p text:style-name="P16">1. Becoming a Narcissistic Parent</text:p>
      <text:p text:style-name="P14">Because they were raised to believe their worth comes from external perfection and status, they frequently replicate the cycle with their own children.</text:p>
      <text:list text:style-name="L1">
        <text:list-item>
          <text:p text:style-name="P24"><text:span text:style-name="Strong_20_Emphasis"><text:span text:style-name="T8">Generational Re-enactment:</text:span></text:span><text:span text:style-name="T9"> They often adopt the exact same parenting style, selecting their own "golden child" and "scapegoat" to manage their fragile adult ego.</text:span></text:p>
        </text:list-item>
        <text:list-item>
          <text:p text:style-name="P24"><text:span text:style-name="Strong_20_Emphasis"><text:span text:style-name="T8">Living Vicariously:</text:span></text:span><text:span text:style-name="T9"> They view their children as extensions of themselves, demanding high achievement to fix their own deep-seated, hidden insecurities.</text:span></text:p>
        </text:list-item>
        <text:list-item>
          <text:p text:style-name="P24"><text:span text:style-name="Strong_20_Emphasis"><text:span text:style-name="T8">Lack of Empathy:</text:span></text:span><text:span text:style-name="T9"> Having never experienced unconditional love or emotional validation, they struggle to offer it to their own children, viewing a child's normal boundaries as rejection.</text:span></text:p>
        </text:list-item>
      </text:list>
      <text:p text:style-name="P17">2. Becoming a "Golden Partner" (The Compliant/Enmeshed Adult)</text:p>
      <text:p text:style-name="P15"><text:soft-page-break/>If the golden child responds to their childhood by becoming a chronic people-pleaser, they often <text:span text:style-name="T19">fall prey to </text:span>narcissistic or demanding romantic partners, recreating the familiar dynamic.</text:p>
      <text:list text:style-name="L2">
        <text:list-item>
          <text:p text:style-name="P25"><text:span text:style-name="Strong_20_Emphasis"><text:span text:style-name="T8">The Chaser of Approval:</text:span></text:span><text:span text:style-name="T9"> </text:span><text:span text:style-name="T10">They act as the "perfect partner,"</text:span><text:span text:style-name="T9"> sacrificing their own needs, boundaries, and identity to keep the relationship peaceful and retain their partner's favor.</text:span></text:p>
        </text:list-item>
        <text:list-item>
          <text:p text:style-name="P25"><text:span text:style-name="Strong_20_Emphasis"><text:span text:style-name="T8">Fear of Abandonment:</text:span></text:span><text:span text:style-name="T9"> They live in constant anxiety that any flaw, mistake, or disagreement will result in a sudden "demotion" or abandonment, mirroring their childhood trauma.</text:span></text:p>
        </text:list-item>
        <text:list-item>
          <text:p text:style-name="P25"><text:span text:style-name="Strong_20_Emphasis"><text:span text:style-name="T8">Severe Codependency:</text:span></text:span><text:span text:style-name="T9"> They easily morph into whatever version of a partner their significant other desires, losing themselves entirely in the process.</text:span></text:p>
        </text:list-item>
      </text:list>
      <text:p text:style-name="Text_20_body"/>
      <text:h text:style-name="P7" text:outline-level="3">b) The Intimate Partner</text:h>
      <text:p text:style-name="P3">With a partner, love bombing operates as <text:span text:style-name="Strong_20_Emphasis">rapid intimacy manufacture</text:span>. The narcissistic partner <text:span text:style-name="T2">accelerates the relationship timelin</text:span>e—<text:span text:style-name="T2">future-faking,</text:span> <text:span text:style-name="T2">excessive contact, and idealization</text:span>—to create a <text:span text:style-name="T6">chemical dependency</text:span> before the target has time to establish boundaries or notice red flags.</text:p>
      <text:p text:style-name="P3"><text:span text:style-name="Strong_20_Emphasis"><text:line-break/>Concrete examples:</text:span></text:p>
      <text:p text:style-name="Text_20_body"><text:span text:style-name="Emphasis">Verbal communication (early dating):</text:span></text:p>
      <text:p text:style-name="Quotations">"I have never felt this understood in my entire life. Everyone else moves too slowly, but you and I are on the same frequency. I already told my mother about you. <text:span text:style-name="T5">I want everybody to know. </text:span>I know this is fast, but when you know, you <text:span text:style-name="Emphasis">know</text:span>." <text:span text:style-name="T5">[mom, you are my soul mate. She use to make statements about our first date, how we clicked, how I thought she was smart (reminded me of this for years)]</text:span></text:p>
      <text:p text:style-name="Text_20_body"><text:span text:style-name="Emphasis">Email or letter:</text:span></text:p>
      <text:p text:style-name="Quotations">"I wrote you a poem this morning instead of sleeping. I don't do this. I don't <text:span text:style-name="Emphasis">do</text:span> vulnerability. But you cracked something open in me and now I can't close it. You're my muse, my home, my sanity. I need you to know you're already the most important person in my world." <text:span text:style-name="T3">[mom never wrote poetry or emails. She was always verbal. Especially after sex.] </text:span></text:p>
      <text:p text:style-name="Text_20_body"><text:span text:style-name="Emphasis">Text message:</text:span></text:p>
      <text:p text:style-name="Quotations">"Sent flowers to your office. 47 roses — one for every day I didn't know you existed and wasted my time. 🌹🌹🌹 Can't wait until you move in and I never have to count wasted days again."</text:p>
      <text:p text:style-name="P5"><text:span text:style-name="Strong_20_Emphasis">What is happening:</text:span> The partner is being flooded with intensity so that<text:span text:style-name="T2"> normal relationship pacing feels like rejection by comparison</text:span>. Once the target is hooked, the glitter settles, and the same energy is withheld or weaponized. The partner spends the rest of the relationship trying to earn back the explosion they mistook for a personality.</text:p>
      <text:p text:style-name="P6"/>
      <text:p text:style-name="P6">[so mom would literally exclude me or make me feel like a piece of dirt around her friends. I could never understand why she would do this]<text:line-break/></text:p>
      <text:p text:style-name="P5">The intimate partner experiences it as a kind of<text:span text:style-name="T2"> emotional jet lag</text:span>: the early weeks of constant contact and idealization flood their brain with oxytocin at a pace no organic bond could sustain, so that when the narcissist inevitably withdraws to baseline, the partner’s body interprets the sudden silence not as a return to normalcy but as a survival threat. </text:p>
      <text:p text:style-name="P5"/>
      <text:p text:style-name="P6">[<text:span text:style-name="T7">mom would withdraw, go spend time with family, hang out with her friends, I’d feel this, I don’t know how to describe it, like craving or need. She would tell me to do the same but then be angry and hostile when I did, never directly, always with “plausible deniability” –blowing up about some random thing close enough to make a neural connection, but not close enough to allow for a certain accusation]</text:span> </text:p>
      <text:p text:style-name="P6"><text:s/></text:p>
      <text:p text:style-name="P5"><text:soft-page-break/>Everyday intimacy afterward feels like drinking flat soda after champagne; they find themselves craving the manufactured highs, <text:span text:style-name="T5">the intensity, </text:span>negotiating their own boundaries away just to feel the glitter stick to their skin one more time, and mistaking the ache of withdrawal for proof that the love was real.</text:p>
      <text:p text:style-name="P5"/>
      <text:p text:style-name="P5"><text:span text:style-name="T1">W</text:span>hen the narcissist leaves or becomes unavailable, the intimate partner experiences something closer to withdrawal from a<text:span text:style-name="T5">n</text:span> addiction than grief over a lost relationship. The partner’s nervous system was flooded with oxytocin during the love-bombing phase at a pace no organic bond could sustain. When the narcissist withdraws or disappears, that chemical flood stops abruptly <text:span text:style-name="T5">throwing the body into depression. </text:span>The partner feels a low-grade panic, a flatlining of mood, and a persistent ache that they often mistake for proof <text:span text:style-name="T5">of </text:span>love when it is actually the neurological crash after an artificial high.</text:p>
      <text:p text:style-name="P2"/>
      <text:h text:style-name="Heading_20_3" text:outline-level="3"/>
      <text:p text:style-name="Standard"/>
      <text:p text:style-name="P4"><text:span text:style-name="Strong_20_Emphasis"><text:span text:style-name="T4">FUTURE FAKING<text:line-break/><text:line-break/></text:span></text:span><text:span text:style-name="Strong_20_Emphasis">Future faking</text:span> is a manipulation tactic where one partner makes elaborate, convincing promises about a shared future—marriage, children, moving in together, financial security, travel, or lifestyle changes—to extract present-day compliance, affection, or resources.</text:p>
      <text:p text:style-name="P4"/>
      <text:p text:style-name="P4">In the context of narcissistic intimate relationships, it functions as a <text:span text:style-name="T2">core control mechanism.</text:span> Here's how it typically operates:</text:p>
      <text:h text:style-name="Heading_20_3" text:outline-level="3">The Mechanics</text:h>
      <text:list text:style-name="L3">
        <text:list-item>
          <text:p text:style-name="P27"><text:span text:style-name="Strong_20_Emphasis">Idealization hook</text:span> — During the love-bombing phase or after a discard cycle, the narcissistic partner paints a vivid, personalized picture of a future tha<text:span text:style-name="T2">t perfectly matches what the other person deeply wants</text:span>. The promises feel specific and emotionally resonant.</text:p>
        </text:list-item>
        <text:list-item>
          <text:p text:style-name="P27"><text:span text:style-name="Strong_20_Emphasis">Extraction of investment</text:span> — These promises create a powerful sunk-cost trap. The target invests emotionally, financially, sexually, or socially based on the promised payoff, often tolerating red flags because they believe the "future" justifies present suffering.</text:p>
        </text:list-item>
        <text:list-item>
          <text:p text:style-name="P27"><text:span text:style-name="Strong_20_Emphasis">Moving goalposts</text:span> — When deadlines approach, the narcissistic partner invents obstacles, rewrites history ("I never said that"), or blames the target for the delay ("If you hadn't upset me, we'd already be married"). The future remains perpetually just out of reach.</text:p>
        </text:list-item>
        <text:list-item>
          <text:p text:style-name="P26"><text:span text:style-name="Strong_20_Emphasis">Hoovering tool</text:span> — After devaluation or discard, future faking resurfaces to reel the target back in, often with even grander promises to override the pain of the previous betrayal.</text:p>
        </text:list-item>
      </text:list>
      <text:h text:style-name="Heading_20_3" text:outline-level="3">Why It Works</text:h>
      <text:p text:style-name="P3">Future faking exploits <text:span text:style-name="Strong_20_Emphasis">anticipatory attachment</text:span>—the brain's tendency to bond with anticipated rewards as strongly as actual ones. For someone seeking stability or <text:span text:style-name="T2">deep connection,</text:span> the <text:span text:style-name="Emphasis">idea</text:span> of the promised future triggers genuine neurochemical bonding (oxytocin, dopamine) even when the present reality is hollow.</text:p>
      <text:p text:style-name="P3"/>
      <text:p text:style-name="Text_20_body">The tactic also weaponizes the target's own empathy and hope against them. </text:p>
      <text:h text:style-name="Heading_20_3" text:outline-level="3"><text:soft-page-break/>Common Examples</text:h>
      <text:list text:style-name="L4">
        <text:list-item>
          <text:p text:style-name="P29">Promising commitment ceremonies or legal marriage that never materialize</text:p>
        </text:list-item>
        <text:list-item>
          <text:p text:style-name="P29">Discussing detailed retirement plans while secretly draining joint finances</text:p>
        </text:list-item>
        <text:list-item>
          <text:p text:style-name="P29">Feigning enthusiasm for having children while taking no concrete steps</text:p>
        </text:list-item>
        <text:list-item>
          <text:p text:style-name="P29">Committing to relocation or career changes that consistently "fall through" at the last moment</text:p>
        </text:list-item>
        <text:list-item>
          <text:p text:style-name="P28">Using future inheritance, business ventures, or windfalls as justification for the target's current financial support</text:p>
        </text:list-item>
      </text:list>
      <text:h text:style-name="Heading_20_3" text:outline-level="3">The Impact</text:h>
      <text:p text:style-name="P3">Victims often emerge with <text:span text:style-name="Strong_20_Emphasis">temporal disorientation</text:span>—difficulty trusting their own judgment about timelines and intentions—and <text:span text:style-name="Strong_20_Emphasis">hope fatigue</text:span>, where the collapse of repeatedly dashed futures creates depression, hypervigilance, or an inability to trust future partners' genuine commitments.</text:p>
      <text:p text:style-name="P3">Recognition typically begins when someone notices a pattern: the future is always discussed emotionally but never administratively. There are no concrete actions, no documentation, no incremental progress—only increasingly sophisticated narratives designed to keep the target suspended in potential rather than realit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6</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2T15:01:42.797861300</meta:creation-date>
    <dc:date>2026-05-13T07:27:12.717874989</dc:date>
    <meta:editing-duration>PT39M12S</meta:editing-duration>
    <meta:editing-cycles>12</meta:editing-cycles>
    <meta:generator>LibreOffice/24.2.7.2$Linux_X86_64 LibreOffice_project/420$Build-2</meta:generator>
    <meta:document-statistic meta:table-count="0" meta:image-count="0" meta:object-count="0" meta:page-count="6" meta:paragraph-count="64" meta:word-count="1966" meta:character-count="12379" meta:non-whitespace-character-count="10488"/>
  </office:meta>
</office:document-meta>
</file>